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0b0e" officeooo:paragraph-rsid="00130b0e"/>
    </style:style>
    <style:style style:name="P2" style:family="paragraph" style:parent-style-name="Standard">
      <style:text-properties fo:font-size="24pt" officeooo:rsid="00130b0e" officeooo:paragraph-rsid="00130b0e" style:font-size-asian="24pt" style:font-size-complex="24pt"/>
    </style:style>
    <style:style style:name="P3" style:family="paragraph" style:parent-style-name="Standard">
      <style:text-properties fo:font-weight="bold" officeooo:rsid="00130b0e" officeooo:paragraph-rsid="00130b0e" style:font-weight-asian="bold" style:font-weight-complex="bold"/>
    </style:style>
    <style:style style:name="P4" style:family="paragraph" style:parent-style-name="Standard">
      <style:text-properties fo:font-weight="bold" officeooo:rsid="001489f4" officeooo:paragraph-rsid="001489f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724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nco de Dados</text:p>
      <text:p text:style-name="P1"/>
      <text:p text:style-name="P1">Uma coleção lógicamente coerente de dados com determinada significação intriseca, cuija principal finalidade é o armazenamento organizado destas informações, facilitando a entrada, alterações, processamento e consulta de dados.</text:p>
      <text:p text:style-name="P1"/>
      <text:p text:style-name="P3">Características dos SGBDS</text:p>
      <text:p text:style-name="P3"/>
      <text:p text:style-name="P1"><text:span text:style-name="T1">Integridade: </text:span>Impedir que determinado código ou chave em uma tabela não tenha correspondência em outra.</text:p>
      <text:p text:style-name="P1"/>
      <text:p text:style-name="P3">Restrição ou consistência: <text:span text:style-name="T2">Evitar que um mesmo campo tenha valores diferentes em em sistemas diferentes conectados ao mesmo BD.</text:span></text:p>
      <text:p text:style-name="P3"><text:span text:style-name="T2"/></text:p>
      <text:p text:style-name="P3">Segurança ou privacidade: <text:span text:style-name="T2">Garantir a cada usuário o nível de acesso a ele concedido (leitura, gravação...) à uma tabela ou campo.</text:span></text:p>
      <text:p text:style-name="P1"/>
      <text:p text:style-name="P3">Restauração ou organização: <text:span text:style-name="T2">Tolerância a falhas, facilitar a recuperação de falhas de hardware e software com backups e recursos automáticos.</text:span></text:p>
      <text:p text:style-name="P3"><text:span text:style-name="T2"/></text:p>
      <text:p text:style-name="P3">Não redundante: <text:span text:style-name="T2">Sem duplicação descontrolada dos dados.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Fazer uma pesquisa sobre </text:span><text:span text:style-name="T3">HISTÓRIA E TIPO de</text:span><text:span text:style-name="T2"> banco de dados:</text:span></text:p>
      <text:p text:style-name="P3"><text:span text:style-name="T2"/></text:p>
      <text:p text:style-name="P3"><text:span text:style-name="T2"/></text:p>
      <text:p text:style-name="P3"><text:span text:style-name="T2">Modelo hierárquico</text:span></text:p>
      <text:p text:style-name="P3"><text:span text:style-name="T2">Modelo de rede</text:span></text:p>
      <text:p text:style-name="P3"><text:span text:style-name="T2">Modelo relacional</text:span></text:p>
      <text:p text:style-name="P3"><text:span text:style-name="T2">Modelo orientado à objetos</text:span></text:p>
      <text:p text:style-name="P3"><text:span text:style-name="T2">Modelo não relacional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pan text:style-name="T2">DML: Data manipulation language</text:span></text:p>
      <text:p text:style-name="P4"><text:span text:style-name="T2">DQL: Data query language</text:span></text:p>
      <text:p text:style-name="P4"><text:span text:style-name="T2">DDL: Data definition language</text:span></text:p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9:32:46.537934677</meta:creation-date>
    <dc:date>2024-02-27T21:24:12.218365498</dc:date>
    <meta:editing-duration>PT1H51M24S</meta:editing-duration>
    <meta:editing-cycles>3</meta:editing-cycles>
    <meta:generator>LibreOffice/7.6.5.2$Linux_X86_64 LibreOffice_project/60$Build-2</meta:generator>
    <meta:document-statistic meta:table-count="0" meta:image-count="0" meta:object-count="0" meta:page-count="1" meta:paragraph-count="17" meta:word-count="153" meta:character-count="1059" meta:non-whitespace-character-count="923"/>
  </office:meta>
</office:document-meta>
</file>